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use-window-font-color="true" style:font-name="Times New Roman" fo:font-size="12pt" fo:background-color="transparent" style:font-size-asian="12pt" style:font-size-complex="12pt"/>
    </style:style>
    <style:style style:name="P2" style:family="paragraph" style:parent-style-name="Text_20_body">
      <style:text-properties style:use-window-font-color="true" style:font-name="Times New Roman" fo:font-size="12pt" fo:font-weight="normal" fo:background-color="transparent" style:font-size-asian="12pt" style:font-size-complex="12pt"/>
    </style:style>
    <style:style style:name="P3" style:family="paragraph" style:parent-style-name="Text_20_body">
      <style:text-properties style:font-name="Times New Roman" fo:font-size="12pt" fo:background-color="transparent" style:font-size-asian="12pt" style:font-size-complex="12pt"/>
    </style:style>
    <style:style style:name="P4" style:family="paragraph" style:parent-style-name="Standard">
      <style:paragraph-properties style:line-height-at-least="0.503cm"/>
      <style:text-properties fo:color="#cccccc" style:font-name="Consolas" fo:font-size="10.5pt" fo:font-weight="normal" fo:background-color="transparent"/>
    </style:style>
    <style:style style:name="P5" style:family="paragraph" style:parent-style-name="Standard">
      <style:paragraph-properties style:line-height-at-least="0.503cm"/>
      <style:text-properties fo:color="#cccccc" fo:background-color="transparent"/>
    </style:style>
    <style:style style:name="P6" style:family="paragraph" style:parent-style-name="Standard">
      <style:paragraph-properties style:line-height-at-least="0.503cm"/>
      <style:text-properties fo:color="#6a9955" style:font-name="Consolas" fo:font-size="10.5pt" fo:font-weight="normal" fo:background-color="transparent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>
      <style:paragraph-properties style:line-height-at-least="0.503cm"/>
      <style:text-properties fo:background-color="transparent"/>
    </style:style>
    <style:style style:name="P9" style:family="paragraph" style:parent-style-name="Standard">
      <style:paragraph-properties fo:text-align="start" style:justify-single-word="false"/>
      <style:text-properties fo:background-color="transparent"/>
    </style:style>
    <style:style style:name="P10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11" style:family="paragraph" style:parent-style-name="Standard">
      <style:paragraph-properties style:line-height-at-least="0.503cm" fo:text-align="start" style:justify-single-word="false" fo:background-color="transparent">
        <style:background-image/>
      </style:paragraph-properties>
      <style:text-properties fo:color="#6a9955" style:font-name="Consolas" fo:font-size="10.5pt" fo:font-weight="normal" fo:background-color="transparent"/>
    </style:style>
    <style:style style:name="P12" style:family="paragraph" style:parent-style-name="Standard">
      <style:text-properties fo:background-color="transparent"/>
    </style:style>
    <style:style style:name="P13" style:family="paragraph" style:parent-style-name="Standard">
      <style:paragraph-properties style:line-height-at-least="0.503cm"/>
    </style:style>
    <style:style style:name="P14" style:family="paragraph" style:parent-style-name="Standard">
      <style:paragraph-properties style:line-height-at-least="0.503cm"/>
      <style:text-properties fo:color="#cccccc" fo:background-color="transparent"/>
    </style:style>
    <style:style style:name="P15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16" style:family="paragraph" style:parent-style-name="Standard">
      <style:paragraph-properties style:line-height-at-least="0.503cm"/>
      <style:text-properties fo:color="#cccccc" fo:background-color="#1f1f1f"/>
    </style:style>
    <style:style style:name="P17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/>
    </style:style>
    <style:style style:name="T3" style:family="text">
      <style:text-properties fo:font-weight="normal"/>
    </style:style>
    <style:style style:name="T4" style:family="text">
      <style:text-properties style:font-name="Consolas" fo:font-size="10.5pt" fo:font-weight="normal"/>
    </style:style>
    <style:style style:name="T5" style:family="text">
      <style:text-properties fo:color="#ce9178" style:font-name="Consolas" fo:font-size="10.5pt" fo:font-weight="normal"/>
    </style:style>
    <style:style style:name="T6" style:family="text">
      <style:text-properties fo:color="#b5cea8" style:font-name="Consolas" fo:font-size="10.5pt" fo:font-weight="normal"/>
    </style:style>
    <style:style style:name="T7" style:family="text">
      <style:text-properties fo:color="#6a9955" style:font-name="Consolas" fo:font-size="10.5pt" fo:font-weight="normal"/>
    </style:style>
    <style:style style:name="T8" style:family="text">
      <style:text-properties style:use-window-font-color="true" style:font-name="Times New Roman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e veux reprendre à zéro ma demande :</text:p>
      <text:p text:style-name="P3">Lorsque le flipper est allumé et est en mode attract.yaml :</text:p>
      <text:p text:style-name="P1">Appui 1 fois sur le switch s_start_button pour lancer une partie 1 joueur.</text:p>
      <text:p text:style-name="P1">Le mode hero_select.yaml s'active.</text:p>
      <text:p text:style-name="P1">Je choisi avec les switches <text:s/>s<text:span text:style-name="T3">_flipper_left et <text:s/>s_flipper_right le hero.</text:span></text:p>
      <text:p text:style-name="P2">Je valide le héro avec le bouton <text:s/>s_fire_button.</text:p>
      <text:p text:style-name="P2">La partie commence en se mettant sur base.yaml</text:p>
      <text:p text:style-name="P7"/>
      <text:p text:style-name="P7">Sur les codes actuel lorsque j'appui <text:span text:style-name="T8">1 fois sur le switch s_start_button je tombe sur base.yaml</text:span></text:p>
      <text:p text:style-name="P7"/>
      <text:p text:style-name="P7">Voici les codes à modifier pour répondre à ma demande : </text:p>
      <text:p text:style-name="P7"/>
      <text:p text:style-name="P7"/>
      <text:p text:style-name="P7">Config.yaml :</text:p>
      <text:p text:style-name="P6">#config_version=6</text:p>
      <text:p text:style-name="P8"/>
      <text:p text:style-name="P6">## MPF Main Machine Config File</text:p>
      <text:p text:style-name="P6">#</text:p>
      <text:p text:style-name="P6"># This file defines your system-wide properties like switches,</text:p>
      <text:p text:style-name="P6"># drivers, ball devices, hardware platforms, and more. You can</text:p>
      <text:p text:style-name="P6"># include everything here, or create sub-config files to be</text:p>
      <text:p text:style-name="P6"># imported and merged with this one.</text:p>
      <text:p text:style-name="P8"/>
      <text:p text:style-name="P6">#hardware:</text:p>
      <text:p text:style-name="P6">#  platform: opp # carte cobrapin</text:p>
      <text:p text:style-name="P8"/>
      <text:p text:style-name="P4"><text:span text:style-name="T1">config</text:span>:</text:p>
      <text:p text:style-name="P5">  <text:span text:style-name="T4">- </text:span><text:span text:style-name="T5">config_ball_devices.yaml</text:span></text:p>
      <text:p text:style-name="P5">  <text:span text:style-name="T4">- </text:span><text:span text:style-name="T5">config_switches.yaml</text:span></text:p>
      <text:p text:style-name="P5">  <text:span text:style-name="T4">- </text:span><text:span text:style-name="T5">config_coils.yaml</text:span></text:p>
      <text:p text:style-name="P5">  <text:span text:style-name="T4">- </text:span><text:span text:style-name="T5">config_lights.yaml</text:span></text:p>
      <text:p text:style-name="P8"/>
      <text:p text:style-name="P4"><text:span text:style-name="T1">modes</text:span>:</text:p>
      <text:p text:style-name="P5">  <text:span text:style-name="T4">- </text:span><text:span text:style-name="T5">attract</text:span></text:p>
      <text:p text:style-name="P5">  <text:span text:style-name="T4">- </text:span><text:span text:style-name="T5">base</text:span></text:p>
      <text:p text:style-name="P5">  <text:span text:style-name="T4">- </text:span><text:span text:style-name="T5">hero_select</text:span></text:p>
      <text:p text:style-name="P5">  <text:span text:style-name="T4">- </text:span><text:span text:style-name="T5">ball_save</text:span></text:p>
      <text:p text:style-name="P5">  <text:span text:style-name="T4">- </text:span><text:span text:style-name="T5">skill_shot</text:span></text:p>
      <text:p text:style-name="P5">  <text:span text:style-name="T4">- </text:span><text:span text:style-name="T5">vega_saucers</text:span><text:span text:style-name="T4"> </text:span><text:span text:style-name="T7"># mission bumpers comme les jets sur AFM et RFM</text:span></text:p>
      <text:p text:style-name="P5">  <text:span text:style-name="T4">- </text:span><text:span text:style-name="T5">multiballes_rampes</text:span></text:p>
      <text:p text:style-name="P8"/>
      <text:p text:style-name="P4"><text:span text:style-name="T1">playfields</text:span>:</text:p>
      <text:p text:style-name="P5">  <text:span text:style-name="T2">playfield</text:span><text:span text:style-name="T4">:</text:span></text:p>
      <text:p text:style-name="P5">    <text:span text:style-name="T2">default_source_device</text:span><text:span text:style-name="T4">: </text:span><text:span text:style-name="T5">bd_plunger</text:span></text:p>
      <text:p text:style-name="P5">    <text:span text:style-name="T2">tags</text:span><text:span text:style-name="T4">: </text:span><text:span text:style-name="T5">default</text:span></text:p>
      <text:p text:style-name="P8"/>
      <text:p text:style-name="P4"><text:span text:style-name="T1">flippers</text:span>:</text:p>
      <text:p text:style-name="P5">  <text:span text:style-name="T2">left_flipper</text:span><text:span text:style-name="T4">:</text:span></text:p>
      <text:p text:style-name="P5"><text:soft-page-break/>    <text:span text:style-name="T2">main_coil</text:span><text:span text:style-name="T4">: </text:span><text:span text:style-name="T5">c_flipper_left_main</text:span></text:p>
      <text:p text:style-name="P5">    <text:span text:style-name="T2">hold_coil</text:span><text:span text:style-name="T4">: </text:span><text:span text:style-name="T5">c_flipper_left_hold</text:span></text:p>
      <text:p text:style-name="P5">    <text:span text:style-name="T2">activation_switch</text:span><text:span text:style-name="T4">: </text:span><text:span text:style-name="T5">s_flipper_left</text:span></text:p>
      <text:p text:style-name="P5">  <text:span text:style-name="T2">right_flipper</text:span><text:span text:style-name="T4">:</text:span></text:p>
      <text:p text:style-name="P5">    <text:span text:style-name="T2">main_coil</text:span><text:span text:style-name="T4">: </text:span><text:span text:style-name="T5">c_flipper_right_main</text:span></text:p>
      <text:p text:style-name="P5">    <text:span text:style-name="T2">hold_coil</text:span><text:span text:style-name="T4">: </text:span><text:span text:style-name="T5">c_flipper_right_hold</text:span></text:p>
      <text:p text:style-name="P5">    <text:span text:style-name="T2">activation_switch</text:span><text:span text:style-name="T4">: </text:span><text:span text:style-name="T5">s_flipper_right</text:span></text:p>
      <text:p text:style-name="P8"/>
      <text:p text:style-name="P4"><text:span text:style-name="T1">displays</text:span>:</text:p>
      <text:p text:style-name="P5">  <text:span text:style-name="T2">width</text:span><text:span text:style-name="T4">: </text:span><text:span text:style-name="T6">1605</text:span></text:p>
      <text:p text:style-name="P5">  <text:span text:style-name="T2">height</text:span><text:span text:style-name="T4">: </text:span><text:span text:style-name="T6">490</text:span></text:p>
      <text:p text:style-name="P8"/>
      <text:p text:style-name="P4"><text:span text:style-name="T1">machine</text:span>:</text:p>
      <text:p text:style-name="P5">  <text:span text:style-name="T2">balls_installed</text:span><text:span text:style-name="T4">: </text:span><text:span text:style-name="T6">4</text:span></text:p>
      <text:p text:style-name="P8"/>
      <text:p text:style-name="P4"><text:span text:style-name="T1">game</text:span>:</text:p>
      <text:p text:style-name="P5">  <text:span text:style-name="T2">balls_per_game</text:span><text:span text:style-name="T4">: </text:span><text:span text:style-name="T6">3</text:span></text:p>
      <text:p text:style-name="P5">  <text:span text:style-name="T2">max_players</text:span><text:span text:style-name="T4">: </text:span><text:span text:style-name="T6">4</text:span></text:p>
      <text:p text:style-name="P5">  <text:span text:style-name="T2">add_player_switch_tag</text:span><text:span text:style-name="T4">: </text:span><text:span text:style-name="T5">add_player</text:span></text:p>
      <text:p text:style-name="P8"/>
      <text:p text:style-name="P4"><text:span text:style-name="T1">switches</text:span>:</text:p>
      <text:p text:style-name="P5">  <text:span text:style-name="T2">start_button</text:span><text:span text:style-name="T4">:</text:span></text:p>
      <text:p text:style-name="P5">    <text:span text:style-name="T2">number</text:span><text:span text:style-name="T4">: </text:span><text:span text:style-name="T5">s_start</text:span></text:p>
      <text:p text:style-name="P5">    <text:span text:style-name="T2">tags</text:span><text:span text:style-name="T4">: </text:span><text:span text:style-name="T5">add_player</text:span><text:span text:style-name="T4">  </text:span><text:span text:style-name="T7"># Associe le bouton Start à l'ajout de joueurs</text:span></text:p>
      <text:p text:style-name="P8"/>
      <text:p text:style-name="P4"><text:span text:style-name="T1">ball_devices</text:span>:</text:p>
      <text:p text:style-name="P5">  <text:span text:style-name="T2">bd_trough</text:span><text:span text:style-name="T4">: </text:span><text:span text:style-name="T7"># magasin de billes</text:span></text:p>
      <text:p text:style-name="P5">    <text:span text:style-name="T2">ball_switches</text:span><text:span text:style-name="T4">: </text:span><text:span text:style-name="T5">s_trough1, s_trough2, s_trough3, s_trough4</text:span></text:p>
      <text:p text:style-name="P5">    <text:span text:style-name="T2">eject_coil</text:span><text:span text:style-name="T4">: </text:span><text:span text:style-name="T5">c_trough_eject</text:span></text:p>
      <text:p text:style-name="P5">    <text:span text:style-name="T2">tags</text:span><text:span text:style-name="T4">: </text:span><text:span text:style-name="T5">trough, home, drain</text:span></text:p>
      <text:p text:style-name="P5">    <text:span text:style-name="T2">jam_switch</text:span><text:span text:style-name="T4">: </text:span><text:span text:style-name="T5">s_trough4</text:span></text:p>
      <text:p text:style-name="P5">    <text:span text:style-name="T2">eject_coil_jam_pulse</text:span><text:span text:style-name="T4">: </text:span><text:span text:style-name="T5">15ms</text:span></text:p>
      <text:p text:style-name="P5">    <text:span text:style-name="T2">debug</text:span><text:span text:style-name="T4">: </text:span><text:span text:style-name="T2">true</text:span></text:p>
      <text:p text:style-name="P5">    <text:span text:style-name="T2">eject_timeouts</text:span><text:span text:style-name="T4">: </text:span><text:span text:style-name="T5">2s</text:span></text:p>
      <text:p text:style-name="P5">  <text:span text:style-name="T2">bd_plunger</text:span><text:span text:style-name="T4">: </text:span><text:span text:style-name="T7"># lanceur</text:span></text:p>
      <text:p text:style-name="P5">    <text:span text:style-name="T2">ball_switches</text:span><text:span text:style-name="T4">: </text:span><text:span text:style-name="T5">s_plunger</text:span></text:p>
      <text:p text:style-name="P5">    <text:span text:style-name="T2">eject_coil</text:span><text:span text:style-name="T4">: </text:span><text:span text:style-name="T5">c_plunger_eject</text:span></text:p>
      <text:p text:style-name="P5">    <text:span text:style-name="T2">mechanical_eject</text:span><text:span text:style-name="T4">: </text:span><text:span text:style-name="T2">true</text:span></text:p>
      <text:p text:style-name="P5">    <text:span text:style-name="T2">eject_timeouts</text:span><text:span text:style-name="T4">: </text:span><text:span text:style-name="T5">5s</text:span></text:p>
      <text:p text:style-name="P5">  <text:span text:style-name="T2">bd_catapult</text:span><text:span text:style-name="T4">:</text:span></text:p>
      <text:p text:style-name="P5">    <text:span text:style-name="T2">ball_switches</text:span><text:span text:style-name="T4">: </text:span><text:span text:style-name="T5">s_catapult</text:span></text:p>
      <text:p text:style-name="P5">    <text:span text:style-name="T2">eject_coil</text:span><text:span text:style-name="T4">: </text:span><text:span text:style-name="T5">c_catapult</text:span></text:p>
      <text:p text:style-name="P8"/>
      <text:p text:style-name="P4"><text:span text:style-name="T1">spinners</text:span>:</text:p>
      <text:p text:style-name="P5">  <text:span text:style-name="T2">catapult_spinner</text:span><text:span text:style-name="T4">:</text:span></text:p>
      <text:p text:style-name="P5">    <text:span text:style-name="T2">switch</text:span><text:span text:style-name="T4">: </text:span><text:span text:style-name="T5">s_catapult_spinner</text:span><text:span text:style-name="T4"> </text:span><text:span text:style-name="T7"># spinner sortie couloir de gauche</text:span></text:p>
      <text:p text:style-name="P5">    <text:span text:style-name="T2">idle_ms</text:span><text:span text:style-name="T4">: </text:span><text:span text:style-name="T6">1000</text:span></text:p>
      <text:p text:style-name="P5">    <text:span text:style-name="T2">max_events_per_second</text:span><text:span text:style-name="T4">: </text:span><text:span text:style-name="T6">2</text:span></text:p>
      <text:p text:style-name="P8"/>
      <text:p text:style-name="P4"><text:span text:style-name="T1">virtual_platform_start_active_switches</text:span>:</text:p>
      <text:p text:style-name="P5">  <text:span text:style-name="T4">- </text:span><text:span text:style-name="T5">s_trough1</text:span></text:p>
      <text:p text:style-name="P5"><text:soft-page-break/>  <text:span text:style-name="T4">- </text:span><text:span text:style-name="T5">s_trough2</text:span></text:p>
      <text:p text:style-name="P5">  <text:span text:style-name="T4">- </text:span><text:span text:style-name="T5">s_trough3</text:span></text:p>
      <text:p text:style-name="P5">  <text:span text:style-name="T4">- </text:span><text:span text:style-name="T5">s_trough4</text:span></text:p>
      <text:p text:style-name="P7"/>
      <text:p text:style-name="P7">config_switches.yaml :</text:p>
      <text:p text:style-name="P6">#config_version=6</text:p>
      <text:p text:style-name="P8"/>
      <text:p text:style-name="P4"><text:span text:style-name="T1">switches</text:span>:</text:p>
      <text:p text:style-name="P5">  <text:span text:style-name="T7"># bouton façade flipper</text:span></text:p>
      <text:p text:style-name="P5">  <text:span text:style-name="T2">s_flipper_left</text:span><text:span text:style-name="T4">: </text:span><text:span text:style-name="T7"># flipper gauche</text:span></text:p>
      <text:p text:style-name="P5">    <text:span text:style-name="T2">number</text:span><text:span text:style-name="T4">: </text:span><text:span text:style-name="T5">1-0-32</text:span></text:p>
      <text:p text:style-name="P5">    <text:span text:style-name="T2">tags</text:span><text:span text:style-name="T4">: </text:span><text:span text:style-name="T5">left_flipper</text:span></text:p>
      <text:p text:style-name="P5">  <text:span text:style-name="T2">s_flipper_right</text:span><text:span text:style-name="T4">: </text:span><text:span text:style-name="T7"># flipper droit</text:span></text:p>
      <text:p text:style-name="P5">    <text:span text:style-name="T2">number</text:span><text:span text:style-name="T4">: </text:span><text:span text:style-name="T5">1-0-33</text:span></text:p>
      <text:p text:style-name="P5">    <text:span text:style-name="T2">tags</text:span><text:span text:style-name="T4">: </text:span><text:span text:style-name="T5">right_flipper</text:span></text:p>
      <text:p text:style-name="P5">  <text:span text:style-name="T2">s_plunger</text:span><text:span text:style-name="T4">:  </text:span><text:span text:style-name="T7"># lanceur</text:span></text:p>
      <text:p text:style-name="P5">    <text:span text:style-name="T2">number</text:span><text:span text:style-name="T4">: </text:span><text:span text:style-name="T5">1-0-34</text:span></text:p>
      <text:p text:style-name="P5">    <text:span text:style-name="T2">tags</text:span><text:span text:style-name="T4">: </text:span><text:span text:style-name="T5">plunger</text:span></text:p>
      <text:p text:style-name="P5">  <text:span text:style-name="T2">s_start_button</text:span><text:span text:style-name="T4">: </text:span><text:span text:style-name="T7"># démarrer</text:span></text:p>
      <text:p text:style-name="P5">    <text:span text:style-name="T2">number</text:span><text:span text:style-name="T4">: </text:span><text:span text:style-name="T5">1-0-35</text:span></text:p>
      <text:p text:style-name="P5">    <text:span text:style-name="T2">tags</text:span><text:span text:style-name="T4">: </text:span><text:span text:style-name="T5">start, add_player</text:span></text:p>
      <text:p text:style-name="P5">  <text:span text:style-name="T7"># magasin de billes</text:span></text:p>
      <text:p text:style-name="P5">  <text:span text:style-name="T2">s_trough1</text:span><text:span text:style-name="T4">: </text:span><text:span text:style-name="T7"># présence bille 1</text:span></text:p>
      <text:p text:style-name="P5">    <text:span text:style-name="T2">number</text:span><text:span text:style-name="T4">: </text:span><text:span text:style-name="T5">1-0-36</text:span></text:p>
      <text:p text:style-name="P5">  <text:span text:style-name="T2">s_trough2</text:span><text:span text:style-name="T4">: </text:span><text:span text:style-name="T7"># mprésence bille 2</text:span></text:p>
      <text:p text:style-name="P5">    <text:span text:style-name="T2">number</text:span><text:span text:style-name="T4">: </text:span><text:span text:style-name="T5">1-0-37</text:span></text:p>
      <text:p text:style-name="P5">  <text:span text:style-name="T2">s_trough3</text:span><text:span text:style-name="T4">: </text:span><text:span text:style-name="T7"># mprésence bille 3</text:span></text:p>
      <text:p text:style-name="P5">    <text:span text:style-name="T2">number</text:span><text:span text:style-name="T4">: </text:span><text:span text:style-name="T5">1-0-38</text:span></text:p>
      <text:p text:style-name="P5">  <text:span text:style-name="T2">s_trough4</text:span><text:span text:style-name="T4">: </text:span><text:span text:style-name="T7"># présence bille 4</text:span></text:p>
      <text:p text:style-name="P5">    <text:span text:style-name="T2">number</text:span><text:span text:style-name="T4">: </text:span><text:span text:style-name="T5">1-0-39</text:span></text:p>
      <text:p text:style-name="P5">  <text:span text:style-name="T2">s_plunger_lane</text:span><text:span text:style-name="T4">: </text:span><text:span text:style-name="T7"># présence bille couloir lanceur</text:span></text:p>
      <text:p text:style-name="P5">    <text:span text:style-name="T2">number</text:span><text:span text:style-name="T4">: </text:span><text:span text:style-name="T5">1-0-40</text:span></text:p>
      <text:p text:style-name="P5">    <text:span text:style-name="T2">tags</text:span><text:span text:style-name="T4">: </text:span><text:span text:style-name="T5">playfiels_active</text:span></text:p>
      <text:p text:style-name="P6"># slingshot</text:p>
      <text:p text:style-name="P5">  <text:span text:style-name="T2">s_left_slingshot</text:span><text:span text:style-name="T4">: </text:span><text:span text:style-name="T7"># slingshot gauche</text:span></text:p>
      <text:p text:style-name="P5">    <text:span text:style-name="T2">number</text:span><text:span text:style-name="T4">: </text:span><text:span text:style-name="T5">1-0-41</text:span></text:p>
      <text:p text:style-name="P5">  <text:span text:style-name="T2">s_right_slingshot</text:span><text:span text:style-name="T4">: </text:span><text:span text:style-name="T7"># slingshot droit</text:span></text:p>
      <text:p text:style-name="P5">    <text:span text:style-name="T2">number</text:span><text:span text:style-name="T4">: </text:span><text:span text:style-name="T5">1-0-42</text:span></text:p>
      <text:p text:style-name="P6"># bumper</text:p>
      <text:p text:style-name="P5">  <text:span text:style-name="T2">s_left_bumper</text:span><text:span text:style-name="T4">: </text:span><text:span text:style-name="T7"># bumper gauche</text:span></text:p>
      <text:p text:style-name="P5">    <text:span text:style-name="T2">number</text:span><text:span text:style-name="T4">: </text:span><text:span text:style-name="T5">1-0-43</text:span></text:p>
      <text:p text:style-name="P5">  <text:span text:style-name="T2">s_down_bumper</text:span><text:span text:style-name="T4">: </text:span><text:span text:style-name="T7"># bumper bas</text:span></text:p>
      <text:p text:style-name="P5">    <text:span text:style-name="T2">number</text:span><text:span text:style-name="T4">: </text:span><text:span text:style-name="T5">1-0-44</text:span></text:p>
      <text:p text:style-name="P5">  <text:span text:style-name="T2">s_high_bumper</text:span><text:span text:style-name="T4">: </text:span><text:span text:style-name="T7"># bumper haut</text:span></text:p>
      <text:p text:style-name="P5">    <text:span text:style-name="T2">number</text:span><text:span text:style-name="T4">: </text:span><text:span text:style-name="T5">1-0-45</text:span></text:p>
      <text:p text:style-name="P5">  <text:span text:style-name="T2">s_catapult</text:span><text:span text:style-name="T4">: </text:span><text:span text:style-name="T7"># éjection voie de gauche</text:span></text:p>
      <text:p text:style-name="P5">    <text:span text:style-name="T2">number</text:span><text:span text:style-name="T4">: </text:span><text:span text:style-name="T5">1-0-46</text:span></text:p>
      <text:p text:style-name="P5">  <text:span text:style-name="T2">s_left_outlane</text:span><text:span text:style-name="T4">: </text:span><text:span text:style-name="T7"># sortie bas gauche</text:span></text:p>
      <text:p text:style-name="P5">    <text:span text:style-name="T2">number</text:span><text:span text:style-name="T4">: </text:span><text:span text:style-name="T5">1-0-47</text:span></text:p>
      <text:p text:style-name="P5">  <text:span text:style-name="T2">s_left_inlane</text:span><text:span text:style-name="T4">: </text:span><text:span text:style-name="T7"># vers flipper gauche</text:span></text:p>
      <text:p text:style-name="P5">    <text:span text:style-name="T2">number</text:span><text:span text:style-name="T4">: </text:span><text:span text:style-name="T5">1-0-48</text:span></text:p>
      <text:p text:style-name="P5"><text:soft-page-break/>  <text:span text:style-name="T2">s_right_outlane</text:span><text:span text:style-name="T4">: </text:span><text:span text:style-name="T7"># sortie bas gauche</text:span></text:p>
      <text:p text:style-name="P5">    <text:span text:style-name="T2">number</text:span><text:span text:style-name="T4">: </text:span><text:span text:style-name="T5">1-0-49</text:span></text:p>
      <text:p text:style-name="P5">  <text:span text:style-name="T2">s_right_inlane</text:span><text:span text:style-name="T4">: </text:span><text:span text:style-name="T7"># vers flipper gauche</text:span></text:p>
      <text:p text:style-name="P5">    <text:span text:style-name="T2">number</text:span><text:span text:style-name="T4">: </text:span><text:span text:style-name="T5">1-0-50</text:span></text:p>
      <text:p text:style-name="P6"># rampes</text:p>
      <text:p text:style-name="P5">  <text:span text:style-name="T2">s_right_ramp1</text:span><text:span text:style-name="T4">: </text:span><text:span text:style-name="T7"># rampe bas droite</text:span></text:p>
      <text:p text:style-name="P5">    <text:span text:style-name="T2">number</text:span><text:span text:style-name="T4">: </text:span><text:span text:style-name="T5">1-0-51</text:span></text:p>
      <text:p text:style-name="P5">    <text:span text:style-name="T2">type</text:span><text:span text:style-name="T4">: </text:span><text:span text:style-name="T5">NC</text:span></text:p>
      <text:p text:style-name="P5">  <text:span text:style-name="T2">s_right_ramp2</text:span><text:span text:style-name="T4">: </text:span><text:span text:style-name="T7"># rampe haut droite</text:span></text:p>
      <text:p text:style-name="P5">    <text:span text:style-name="T2">number</text:span><text:span text:style-name="T4">: </text:span><text:span text:style-name="T5">1-0-52</text:span></text:p>
      <text:p text:style-name="P5">    <text:span text:style-name="T2">type</text:span><text:span text:style-name="T4">: </text:span><text:span text:style-name="T5">NC</text:span></text:p>
      <text:p text:style-name="P5">  <text:span text:style-name="T2">s_left_ramp1</text:span><text:span text:style-name="T4">: </text:span><text:span text:style-name="T7"># rampe haut gauche</text:span></text:p>
      <text:p text:style-name="P5">    <text:span text:style-name="T2">number</text:span><text:span text:style-name="T4">: </text:span><text:span text:style-name="T5">1-0-53</text:span></text:p>
      <text:p text:style-name="P5">    <text:span text:style-name="T2">type</text:span><text:span text:style-name="T4">: </text:span><text:span text:style-name="T5">NC</text:span></text:p>
      <text:p text:style-name="P5">  <text:span text:style-name="T2">s_left_ramp2</text:span><text:span text:style-name="T4">: </text:span><text:span text:style-name="T7"># rampe haut gauche</text:span></text:p>
      <text:p text:style-name="P5">    <text:span text:style-name="T2">number</text:span><text:span text:style-name="T4">: </text:span><text:span text:style-name="T5">1-0-54</text:span></text:p>
      <text:p text:style-name="P5">    <text:span text:style-name="T2">type</text:span><text:span text:style-name="T4">: </text:span><text:span text:style-name="T5">NC</text:span></text:p>
      <text:p text:style-name="P5">  <text:span text:style-name="T2">s_central_ramp_target</text:span><text:span text:style-name="T4">: </text:span><text:span text:style-name="T7"># cible rampe centrale</text:span></text:p>
      <text:p text:style-name="P5">    <text:span text:style-name="T2">number</text:span><text:span text:style-name="T4">: </text:span><text:span text:style-name="T5">1-0-55</text:span></text:p>
      <text:p text:style-name="P5">  <text:span text:style-name="T2">s_left_highline</text:span><text:span text:style-name="T4">: </text:span><text:span text:style-name="T7"># passage haut gauche</text:span></text:p>
      <text:p text:style-name="P5">    <text:span text:style-name="T2">number</text:span><text:span text:style-name="T4">: </text:span><text:span text:style-name="T5">1-0-56</text:span></text:p>
      <text:p text:style-name="P5">  <text:span text:style-name="T2">s_right_highline</text:span><text:span text:style-name="T4">: </text:span><text:span text:style-name="T7"># passage haut droit</text:span></text:p>
      <text:p text:style-name="P5">    <text:span text:style-name="T2">number</text:span><text:span text:style-name="T4">: </text:span><text:span text:style-name="T5">1-0-57</text:span></text:p>
      <text:p text:style-name="P5">  <text:span text:style-name="T2">s_left_door</text:span><text:span text:style-name="T4">: </text:span><text:span text:style-name="T7"># portillon haut gauche</text:span></text:p>
      <text:p text:style-name="P5">    <text:span text:style-name="T2">number</text:span><text:span text:style-name="T4">: </text:span><text:span text:style-name="T5">1-0-58</text:span></text:p>
      <text:p text:style-name="P5">  <text:span text:style-name="T2">s_right_door</text:span><text:span text:style-name="T4">: </text:span><text:span text:style-name="T7"># portillon haut droit</text:span></text:p>
      <text:p text:style-name="P5">    <text:span text:style-name="T2">number</text:span><text:span text:style-name="T4">: </text:span><text:span text:style-name="T5">1-0-59</text:span></text:p>
      <text:p text:style-name="P5">  <text:span text:style-name="T2">s_catapult_spinner</text:span><text:span text:style-name="T4">: </text:span><text:span text:style-name="T7"># spinner voie gauche</text:span></text:p>
      <text:p text:style-name="P5">    <text:span text:style-name="T2">number</text:span><text:span text:style-name="T4">: </text:span><text:span text:style-name="T5">1-0-60</text:span></text:p>
      <text:p text:style-name="P5">  <text:span text:style-name="T2">s_hidden_target</text:span><text:span text:style-name="T4">: </text:span><text:span text:style-name="T7"># cible cachée à droite sous rampe spirale</text:span></text:p>
      <text:p text:style-name="P5">    <text:span text:style-name="T2">number</text:span><text:span text:style-name="T4">: </text:span><text:span text:style-name="T5">1-0-61</text:span></text:p>
      <text:p text:style-name="P5">  <text:span text:style-name="T2">s_left_target1</text:span><text:span text:style-name="T4">: </text:span><text:span text:style-name="T7"># cible bas gauche haut</text:span></text:p>
      <text:p text:style-name="P5">    <text:span text:style-name="T2">number</text:span><text:span text:style-name="T4">: </text:span><text:span text:style-name="T5">1-0-62</text:span></text:p>
      <text:p text:style-name="P5">  <text:span text:style-name="T2">s_left_target2</text:span><text:span text:style-name="T4">: </text:span><text:span text:style-name="T7"># cible bas gauche bas</text:span></text:p>
      <text:p text:style-name="P5">    <text:span text:style-name="T2">number</text:span><text:span text:style-name="T4">: </text:span><text:span text:style-name="T5">1-0-63</text:span></text:p>
      <text:p text:style-name="P5">  <text:span text:style-name="T2">s_right_target1</text:span><text:span text:style-name="T4">: </text:span><text:span text:style-name="T7"># cible bas droite haut</text:span></text:p>
      <text:p text:style-name="P5">    <text:span text:style-name="T2">number</text:span><text:span text:style-name="T4">: </text:span><text:span text:style-name="T5">1-0-64</text:span></text:p>
      <text:p text:style-name="P5">  <text:span text:style-name="T2">s_right_target2</text:span><text:span text:style-name="T4">: </text:span><text:span text:style-name="T7"># cible bas droite bas</text:span></text:p>
      <text:p text:style-name="P5">    <text:span text:style-name="T2">number</text:span><text:span text:style-name="T4">: </text:span><text:span text:style-name="T5">1-0-65</text:span></text:p>
      <text:p text:style-name="P5">  <text:span text:style-name="T2">s_left_high_target</text:span><text:span text:style-name="T4">: </text:span><text:span text:style-name="T7"># cible haut gauche</text:span></text:p>
      <text:p text:style-name="P5">    <text:span text:style-name="T2">number</text:span><text:span text:style-name="T4">: </text:span><text:span text:style-name="T5">1-0-66</text:span></text:p>
      <text:p text:style-name="P5">  <text:span text:style-name="T2">s_right_high_target</text:span><text:span text:style-name="T4">: </text:span><text:span text:style-name="T7"># cible haut droit</text:span></text:p>
      <text:p text:style-name="P5">    <text:span text:style-name="T2">number</text:span><text:span text:style-name="T4">: </text:span><text:span text:style-name="T5">1-0-67</text:span></text:p>
      <text:p text:style-name="P5">  <text:span text:style-name="T2">s_middle_target1</text:span><text:span text:style-name="T4">: </text:span><text:span text:style-name="T7"># petite cible milieu gauche</text:span></text:p>
      <text:p text:style-name="P5">    <text:span text:style-name="T2">number</text:span><text:span text:style-name="T4">: </text:span><text:span text:style-name="T5">1-0-68</text:span></text:p>
      <text:p text:style-name="P5">  <text:span text:style-name="T2">s_middle_target2</text:span><text:span text:style-name="T4">: </text:span><text:span text:style-name="T7"># petite cible milieu droit</text:span></text:p>
      <text:p text:style-name="P5">    <text:span text:style-name="T2">number</text:span><text:span text:style-name="T4">: </text:span><text:span text:style-name="T5">1-0-69</text:span></text:p>
      <text:p text:style-name="P5">  <text:span text:style-name="T2">s_central_target1</text:span><text:span text:style-name="T4">: </text:span><text:span text:style-name="T7"># cible centrale 1</text:span></text:p>
      <text:p text:style-name="P5">    <text:span text:style-name="T2">number</text:span><text:span text:style-name="T4">: </text:span><text:span text:style-name="T5">1-0-70</text:span></text:p>
      <text:p text:style-name="P5">  <text:span text:style-name="T2">s_central_target2</text:span><text:span text:style-name="T4">: </text:span><text:span text:style-name="T7"># cible centrale 2</text:span></text:p>
      <text:p text:style-name="P5">    <text:span text:style-name="T2">number</text:span><text:span text:style-name="T4">: </text:span><text:span text:style-name="T5">1-0-71</text:span></text:p>
      <text:p text:style-name="P5"><text:soft-page-break/>  <text:span text:style-name="T2">s_central_target3</text:span><text:span text:style-name="T4">: </text:span><text:span text:style-name="T7"># cible centrale 3</text:span></text:p>
      <text:p text:style-name="P5">    <text:span text:style-name="T2">number</text:span><text:span text:style-name="T4">: </text:span><text:span text:style-name="T5">1-0-72</text:span></text:p>
      <text:p text:style-name="P5">  <text:span text:style-name="T2">s_central_target4</text:span><text:span text:style-name="T4">: </text:span><text:span text:style-name="T7"># cible centrale 4</text:span></text:p>
      <text:p text:style-name="P5">    <text:span text:style-name="T2">number</text:span><text:span text:style-name="T4">: </text:span><text:span text:style-name="T5">1-0-73</text:span></text:p>
      <text:p text:style-name="P5">  <text:span text:style-name="T2">s_falling_target</text:span><text:span text:style-name="T4">: </text:span><text:span text:style-name="T7"># cible tombante</text:span></text:p>
      <text:p text:style-name="P5">    <text:span text:style-name="T2">number</text:span><text:span text:style-name="T4">: </text:span><text:span text:style-name="T5">1-0-74</text:span></text:p>
      <text:p text:style-name="P5">  <text:span text:style-name="T2">s_cave</text:span><text:span text:style-name="T4">: </text:span><text:span text:style-name="T7"># présence bille cave</text:span></text:p>
      <text:p text:style-name="P5">    <text:span text:style-name="T2">number</text:span><text:span text:style-name="T4">: </text:span><text:span text:style-name="T5">1-0-75</text:span></text:p>
      <text:p text:style-name="P5">  <text:span text:style-name="T2">s_fire_button</text:span><text:span text:style-name="T4">:</text:span></text:p>
      <text:p text:style-name="P5">    <text:span text:style-name="T2">number</text:span><text:span text:style-name="T4">: </text:span><text:span text:style-name="T5">1-0-76</text:span></text:p>
      <text:p text:style-name="P7"/>
      <text:p text:style-name="P7"/>
      <text:p text:style-name="P7"/>
      <text:p text:style-name="P7"/>
      <text:p text:style-name="P7">Base.yaml :</text:p>
      <text:p text:style-name="P6">#config_version=6</text:p>
      <text:p text:style-name="P8"/>
      <text:p text:style-name="P6"># Base mode that starts at the beginning of each ball</text:p>
      <text:p text:style-name="P6"># and stops at the end of each ball.</text:p>
      <text:p text:style-name="P8"/>
      <text:p text:style-name="P4"><text:span text:style-name="T1">mode</text:span>:</text:p>
      <text:p text:style-name="P5">  <text:span text:style-name="T2">start_events</text:span><text:span text:style-name="T4">: </text:span><text:span text:style-name="T5">ball_starting</text:span></text:p>
      <text:p text:style-name="P5">  <text:span text:style-name="T2">stop_events</text:span><text:span text:style-name="T4">: </text:span><text:span text:style-name="T5">ball_will_end</text:span></text:p>
      <text:p text:style-name="P5">  <text:span text:style-name="T2">priority</text:span><text:span text:style-name="T4">: </text:span><text:span text:style-name="T6">100</text:span></text:p>
      <text:p text:style-name="P8"/>
      <text:p text:style-name="P4"><text:span text:style-name="T1">slide_player</text:span>:</text:p>
      <text:p text:style-name="P5">  <text:span text:style-name="T2">mode_base_started</text:span><text:span text:style-name="T4">: </text:span><text:span text:style-name="T5">base</text:span></text:p>
      <text:p text:style-name="P7"/>
      <text:p text:style-name="P7">attract.yaml :</text:p>
      <text:p text:style-name="P6">#config_version=6</text:p>
      <text:p text:style-name="P8"/>
      <text:p text:style-name="P6"># Attract mode that starts when the machine boots up, stops</text:p>
      <text:p text:style-name="P6"># whenever a game is started, and re-starts after the game ends.</text:p>
      <text:p text:style-name="P8"/>
      <text:p text:style-name="P4"><text:span text:style-name="T1">mode_settings</text:span>:</text:p>
      <text:p text:style-name="P5">  <text:span text:style-name="T2">selectable_items</text:span><text:span text:style-name="T4">:</text:span></text:p>
      <text:p text:style-name="P5">    <text:span text:style-name="T4">- </text:span><text:span text:style-name="T5">credits</text:span></text:p>
      <text:p text:style-name="P5">    <text:span text:style-name="T4">- </text:span><text:span text:style-name="T5">logogrendizer</text:span></text:p>
      <text:p text:style-name="P5">    <text:span text:style-name="T4">- </text:span><text:span text:style-name="T5">last_scores_1p{machine.player1_score and not machine.player2_score}</text:span></text:p>
      <text:p text:style-name="P5">    <text:span text:style-name="T4">- </text:span><text:span text:style-name="T5">last_scores_2p{machine.player2_score and not machine.player3_score}</text:span></text:p>
      <text:p text:style-name="P5">    <text:span text:style-name="T4">- </text:span><text:span text:style-name="T5">last_scores_3p{machine.player3_score and not machine.player4_score}</text:span></text:p>
      <text:p text:style-name="P5">    <text:span text:style-name="T4">- </text:span><text:span text:style-name="T5">last_scores_4p{machine.player4_score}</text:span></text:p>
      <text:p text:style-name="P5">    <text:span text:style-name="T4">- </text:span><text:span text:style-name="T5">mpf_logo</text:span></text:p>
      <text:p text:style-name="P5">    <text:span text:style-name="T4">- </text:span><text:span text:style-name="T5">logoantenne2</text:span></text:p>
      <text:p text:style-name="P5">  <text:span text:style-name="T2">next_item_events</text:span><text:span text:style-name="T4">: </text:span><text:span text:style-name="T5">s_flipper_right_active, timer_attract_carousel_timer_complete</text:span></text:p>
      <text:p text:style-name="P5">  <text:span text:style-name="T2">previous_item_events</text:span><text:span text:style-name="T4">: </text:span><text:span text:style-name="T5">s_flipper_left_active</text:span></text:p>
      <text:p text:style-name="P8"/>
      <text:p text:style-name="P4"><text:span text:style-name="T1">slide_player</text:span>:</text:p>
      <text:p text:style-name="P5">  <text:span text:style-name="T2">mode_attract_started</text:span><text:span text:style-name="T4">: </text:span><text:span text:style-name="T5">attract</text:span></text:p>
      <text:p text:style-name="P8"/>
      <text:p text:style-name="P4"><text:span text:style-name="T1">timers</text:span>:</text:p>
      <text:p text:style-name="P5"><text:soft-page-break/>  <text:span text:style-name="T2">attract_carousel_timer</text:span><text:span text:style-name="T4">:</text:span></text:p>
      <text:p text:style-name="P5">    <text:span text:style-name="T2">end_value</text:span><text:span text:style-name="T4">: </text:span><text:span text:style-name="T6">1</text:span></text:p>
      <text:p text:style-name="P5">    <text:span text:style-name="T2">tick_interval</text:span><text:span text:style-name="T4">: </text:span><text:span text:style-name="T5">1.5s</text:span></text:p>
      <text:p text:style-name="P5">    <text:span text:style-name="T2">start_running</text:span><text:span text:style-name="T4">: </text:span><text:span text:style-name="T2">true</text:span></text:p>
      <text:p text:style-name="P5">    <text:span text:style-name="T2">control_events</text:span><text:span text:style-name="T4">:</text:span></text:p>
      <text:p text:style-name="P5">      <text:span text:style-name="T4">- </text:span><text:span text:style-name="T2">event</text:span><text:span text:style-name="T4">: </text:span><text:span text:style-name="T5">item_highlighted</text:span></text:p>
      <text:p text:style-name="P5">        <text:span text:style-name="T2">action</text:span><text:span text:style-name="T4">: </text:span><text:span text:style-name="T5">restart</text:span></text:p>
      <text:p text:style-name="P5">      <text:span text:style-name="T4">- </text:span><text:span text:style-name="T2">event</text:span><text:span text:style-name="T4">: </text:span><text:span text:style-name="T5">flipper_cradle</text:span></text:p>
      <text:p text:style-name="P5">        <text:span text:style-name="T2">action</text:span><text:span text:style-name="T4">: </text:span><text:span text:style-name="T5">stop</text:span></text:p>
      <text:p text:style-name="P5">      <text:span text:style-name="T4">- </text:span><text:span text:style-name="T2">event</text:span><text:span text:style-name="T4">: </text:span><text:span text:style-name="T5">flipper_cradle_release</text:span></text:p>
      <text:p text:style-name="P5">        <text:span text:style-name="T2">action</text:span><text:span text:style-name="T4">: </text:span><text:span text:style-name="T5">restart</text:span></text:p>
      <text:p text:style-name="P8"/>
      <text:p text:style-name="P6">#sound_player:</text:p>
      <text:p text:style-name="P6">#  mode_attract_started:</text:p>
      <text:p text:style-name="P6">#    goldorak_generique:</text:p>
      <text:p text:style-name="P6">#      bus: music</text:p>
      <text:p text:style-name="P6"># Annulé car il y a déjà la musique sur la vidéo lancée par godot</text:p>
      <text:p text:style-name="P6"/>
      <text:p text:style-name="P8"/>
      <text:p text:style-name="P4"><text:span text:style-name="T1">timers</text:span>:</text:p>
      <text:p text:style-name="P5">  <text:span text:style-name="T2">attract_carousel_timer</text:span><text:span text:style-name="T4">:</text:span></text:p>
      <text:p text:style-name="P5">    <text:span text:style-name="T2">end_value</text:span><text:span text:style-name="T4">: </text:span><text:span text:style-name="T6">1</text:span></text:p>
      <text:p text:style-name="P5">    <text:span text:style-name="T2">tick_interval</text:span><text:span text:style-name="T4">: </text:span><text:span text:style-name="T5">1.5s</text:span></text:p>
      <text:p text:style-name="P5">    <text:span text:style-name="T2">start_running</text:span><text:span text:style-name="T4">: </text:span><text:span text:style-name="T2">true</text:span></text:p>
      <text:p text:style-name="P5">    <text:span text:style-name="T2">control_events</text:span><text:span text:style-name="T4">:</text:span></text:p>
      <text:p text:style-name="P5">      <text:span text:style-name="T4">- </text:span><text:span text:style-name="T2">event</text:span><text:span text:style-name="T4">: </text:span><text:span text:style-name="T5">item_highlighted</text:span></text:p>
      <text:p text:style-name="P5">        <text:span text:style-name="T2">action</text:span><text:span text:style-name="T4">: </text:span><text:span text:style-name="T5">restart</text:span></text:p>
      <text:p text:style-name="P5">      <text:span text:style-name="T4">- </text:span><text:span text:style-name="T2">event</text:span><text:span text:style-name="T4">: </text:span><text:span text:style-name="T5">flipper_cradle</text:span></text:p>
      <text:p text:style-name="P5">        <text:span text:style-name="T2">action</text:span><text:span text:style-name="T4">: </text:span><text:span text:style-name="T5">stop</text:span></text:p>
      <text:p text:style-name="P5">      <text:span text:style-name="T4">- </text:span><text:span text:style-name="T2">event</text:span><text:span text:style-name="T4">: </text:span><text:span text:style-name="T5">flipper_cradle_release</text:span></text:p>
      <text:p text:style-name="P5">        <text:span text:style-name="T2">action</text:span><text:span text:style-name="T4">: </text:span><text:span text:style-name="T5">restart</text:span></text:p>
      <text:p text:style-name="P4"/>
      <text:p text:style-name="P11"/>
      <text:p text:style-name="P8"/>
      <text:p text:style-name="P4"><text:span text:style-name="T1">timers</text:span>:</text:p>
      <text:p text:style-name="P5">  <text:span text:style-name="T2">attract_carousel_timer</text:span><text:span text:style-name="T4">:</text:span></text:p>
      <text:p text:style-name="P5">    <text:span text:style-name="T2">end_value</text:span><text:span text:style-name="T4">: </text:span><text:span text:style-name="T6">1</text:span></text:p>
      <text:p text:style-name="P5">    <text:span text:style-name="T2">tick_interval</text:span><text:span text:style-name="T4">: </text:span><text:span text:style-name="T5">1.5s</text:span></text:p>
      <text:p text:style-name="P5">    <text:span text:style-name="T2">start_running</text:span><text:span text:style-name="T4">: </text:span><text:span text:style-name="T2">true</text:span></text:p>
      <text:p text:style-name="P5">    <text:span text:style-name="T2">control_events</text:span><text:span text:style-name="T4">:</text:span></text:p>
      <text:p text:style-name="P5">      <text:span text:style-name="T4">- </text:span><text:span text:style-name="T2">event</text:span><text:span text:style-name="T4">: </text:span><text:span text:style-name="T5">item_highlighted</text:span></text:p>
      <text:p text:style-name="P5">        <text:span text:style-name="T2">action</text:span><text:span text:style-name="T4">: </text:span><text:span text:style-name="T5">restart</text:span></text:p>
      <text:p text:style-name="P5">      <text:span text:style-name="T4">- </text:span><text:span text:style-name="T2">event</text:span><text:span text:style-name="T4">: </text:span><text:span text:style-name="T5">flipper_cradle</text:span></text:p>
      <text:p text:style-name="P5">        <text:span text:style-name="T2">action</text:span><text:span text:style-name="T4">: </text:span><text:span text:style-name="T5">stop</text:span></text:p>
      <text:p text:style-name="P5">      <text:span text:style-name="T4">- </text:span><text:span text:style-name="T2">event</text:span><text:span text:style-name="T4">: </text:span><text:span text:style-name="T5">flipper_cradle_release</text:span></text:p>
      <text:p text:style-name="P5">        <text:span text:style-name="T2">action</text:span><text:span text:style-name="T4">: </text:span><text:span text:style-name="T5">restart</text:span></text:p>
      <text:p text:style-name="P4"/>
      <text:p text:style-name="P9">hero_select.yaml :</text:p>
      <text:p text:style-name="P17">#config_version=6</text:p>
      <text:p text:style-name="P13"/>
      <text:p text:style-name="P15"><text:span text:style-name="T1">mode</text:span>:</text:p>
      <text:p text:style-name="P16"><text:soft-page-break/>  <text:span text:style-name="T2">start_events</text:span><text:span text:style-name="T4">: </text:span><text:span text:style-name="T5">start_hero_select_mode, show_hero_select_mode</text:span></text:p>
      <text:p text:style-name="P16">  <text:span text:style-name="T2">stop_events</text:span><text:span text:style-name="T4">: </text:span><text:span text:style-name="T5">hero_select_itme_selected</text:span></text:p>
      <text:p text:style-name="P16">  <text:span text:style-name="T2">game_mode</text:span><text:span text:style-name="T4">: </text:span><text:span text:style-name="T2">false</text:span></text:p>
      <text:p text:style-name="P16">  <text:span text:style-name="T2">code</text:span><text:span text:style-name="T4">: </text:span><text:span text:style-name="T5">mpf.modes.carousel.code.carousel.Carousel</text:span></text:p>
      <text:p text:style-name="P16">  <text:span text:style-name="T2">priority</text:span><text:span text:style-name="T4">: </text:span><text:span text:style-name="T6">120</text:span></text:p>
      <text:p text:style-name="P13"/>
      <text:p text:style-name="P15"><text:span text:style-name="T1">mode_settings</text:span>:</text:p>
      <text:p text:style-name="P16">  <text:span text:style-name="T2">selectable_items</text:span><text:span text:style-name="T4">:</text:span></text:p>
      <text:p text:style-name="P16">    <text:span text:style-name="T4">- </text:span><text:span text:style-name="T5">Actarus</text:span></text:p>
      <text:p text:style-name="P16">    <text:span text:style-name="T4">- </text:span><text:span text:style-name="T5">Venusia</text:span></text:p>
      <text:p text:style-name="P16">    <text:span text:style-name="T4">- </text:span><text:span text:style-name="T5">Alcor</text:span></text:p>
      <text:p text:style-name="P16">    <text:span text:style-name="T4">- </text:span><text:span text:style-name="T5">Phenicia</text:span></text:p>
      <text:p text:style-name="P16">  <text:span text:style-name="T2">select_item_events</text:span><text:span text:style-name="T4">: </text:span><text:span text:style-name="T5">s_fire_button_active</text:span></text:p>
      <text:p text:style-name="P16">  <text:span text:style-name="T2">next_item_events</text:span><text:span text:style-name="T4">: </text:span><text:span text:style-name="T5">s_right_flipper_active</text:span></text:p>
      <text:p text:style-name="P16">  <text:span text:style-name="T2">previous_item_events</text:span><text:span text:style-name="T4">: </text:span><text:span text:style-name="T5">s_left_flipper_active</text:span></text:p>
      <text:p text:style-name="P13"/>
      <text:p text:style-name="P15"><text:span text:style-name="T1">variable_player</text:span>:</text:p>
      <text:p text:style-name="P16">  <text:span text:style-name="T2">hero_select_Actarus_highlighted</text:span><text:span text:style-name="T4">:</text:span></text:p>
      <text:p text:style-name="P16">    <text:span text:style-name="T2">highlighted_hero</text:span><text:span text:style-name="T4">:</text:span></text:p>
      <text:p text:style-name="P16">      <text:span text:style-name="T2">string</text:span><text:span text:style-name="T4">: </text:span><text:span text:style-name="T5">"Actarus"</text:span></text:p>
      <text:p text:style-name="P16">      <text:span text:style-name="T2">action</text:span><text:span text:style-name="T4">: </text:span><text:span text:style-name="T5">set</text:span></text:p>
      <text:p text:style-name="P16">  <text:span text:style-name="T2">hero_select_Venusia_highlighted</text:span><text:span text:style-name="T4">:</text:span></text:p>
      <text:p text:style-name="P16">    <text:span text:style-name="T2">highlighted_hero</text:span><text:span text:style-name="T4">:</text:span></text:p>
      <text:p text:style-name="P16">      <text:span text:style-name="T2">string</text:span><text:span text:style-name="T4">: </text:span><text:span text:style-name="T5">"Venusia"</text:span></text:p>
      <text:p text:style-name="P16">      <text:span text:style-name="T2">action</text:span><text:span text:style-name="T4">: </text:span><text:span text:style-name="T5">set</text:span></text:p>
      <text:p text:style-name="P16">  <text:span text:style-name="T2">hero_select_Phenicia_highlighted</text:span><text:span text:style-name="T4">:</text:span></text:p>
      <text:p text:style-name="P16">    <text:span text:style-name="T2">highlighted_hero</text:span><text:span text:style-name="T4">:</text:span></text:p>
      <text:p text:style-name="P16">      <text:span text:style-name="T2">string</text:span><text:span text:style-name="T4">: </text:span><text:span text:style-name="T5">"Phenicia"</text:span></text:p>
      <text:p text:style-name="P16">      <text:span text:style-name="T2">action</text:span><text:span text:style-name="T4">: </text:span><text:span text:style-name="T5">set</text:span></text:p>
      <text:p text:style-name="P16">  <text:span text:style-name="T2">hero_select_Alcor_highlighted</text:span><text:span text:style-name="T4">:</text:span></text:p>
      <text:p text:style-name="P16">    <text:span text:style-name="T2">highlighted_hero</text:span><text:span text:style-name="T4">:</text:span></text:p>
      <text:p text:style-name="P16">      <text:span text:style-name="T2">string</text:span><text:span text:style-name="T4">: </text:span><text:span text:style-name="T5">"Alcor"</text:span></text:p>
      <text:p text:style-name="P16">      <text:span text:style-name="T2">action</text:span><text:span text:style-name="T4">: </text:span><text:span text:style-name="T5">set</text:span></text:p>
      <text:p text:style-name="P13"/>
      <text:p text:style-name="P15"><text:span text:style-name="T1">slide_player</text:span>:</text:p>
      <text:p text:style-name="P16">  <text:span text:style-name="T2">mode_hero_select_started</text:span><text:span text:style-name="T4">: </text:span><text:span text:style-name="T5">hero_select</text:span></text:p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23T15:18:35.07</meta:creation-date>
    <dc:date>2025-02-24T16:41:06.48</dc:date>
    <meta:editing-duration>PT36M3S</meta:editing-duration>
    <meta:editing-cycles>7</meta:editing-cycles>
    <meta:generator>OpenOffice/4.1.7$Win32 OpenOffice.org_project/417m1$Build-9800</meta:generator>
    <meta:document-statistic meta:table-count="0" meta:image-count="0" meta:object-count="0" meta:page-count="7" meta:paragraph-count="297" meta:word-count="887" meta:character-count="7908"/>
  </office:meta>
</office:document-meta>
</file>